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67.75cm" fo:min-width="58.5cm"/>
      <style:paragraph-properties style:writing-mode="lr-tb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27.5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5.95cm" fo:min-width="25.7cm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25.5cm"/>
      <style:paragraph-properties style:writing-mode="lr-tb"/>
    </style:style>
    <style:style style:name="gr5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2.75cm" fo:min-width="2.5cm"/>
      <style:paragraph-properties style:writing-mode="lr-tb"/>
    </style:style>
    <style:style style:name="gr6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2.75cm" fo:min-width="2.5cm"/>
      <style:paragraph-properties style:writing-mode="lr-tb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cm" fo:min-width="2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10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9.75cm" fo:min-width="8.5cm"/>
      <style:paragraph-properties style:writing-mode="lr-tb"/>
    </style:style>
    <style:style style:name="gr11" style:family="graphic" style:parent-style-name="objectwithoutfill">
      <style:graphic-properties svg:stroke-width="0.102cm" svg:stroke-color="#ffff00" draw:marker-start="Arrow" draw:marker-start-width="0.36cm" draw:marker-end="Arrow" draw:marker-end-width="0.36cm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svg:stroke-color="#00a933" draw:marker-start="Arrow" draw:marker-start-width="0.36cm" draw:marker-end="Arrow" draw:marker-end-width="0.36cm" draw:fill="solid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cm"/>
      <style:paragraph-properties style:writing-mode="lr-tb"/>
    </style:style>
    <style:style style:name="gr15" style:family="graphic" style:parent-style-name="standard">
      <style:graphic-properties svg:stroke-color="#000000" draw:fill="solid" draw:fill-color="#ffaa95" draw:textarea-horizontal-align="justify" draw:textarea-vertical-align="middle" draw:auto-grow-height="false" fo:min-height="3.75cm" fo:min-width="5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17" style:family="graphic" style:parent-style-name="standard">
      <style:graphic-properties svg:stroke-width="0.102cm" svg:stroke-color="#ff0000" draw:marker-start="" draw:marker-start-width="0.152cm" draw:marker-end-width="0.356cm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106cm" svg:stroke-color="#000000" draw:marker-start="" draw:marker-start-width="0.21cm" draw:marker-end="" draw:marker-end-width="0.21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color="#000000" draw:fill-color="#cccccc" draw:textarea-horizontal-align="justify" draw:textarea-vertical-align="middle" draw:auto-grow-height="false" fo:min-height="3.75cm" fo:min-width="6.5cm"/>
      <style:paragraph-properties style:writing-mode="lr-tb"/>
    </style:style>
    <style:style style:name="gr20" style:family="graphic" style:parent-style-name="standard">
      <style:graphic-properties svg:stroke-width="0.106cm" svg:stroke-color="#808080" draw:marker-start="Arrow_20_large" draw:marker-start-width="0.36cm" draw:marker-end="Arrow_20_large" draw:marker-end-width="0.36cm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9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23cm" fo:min-width="7.49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2.688cm"/>
      <style:paragraph-properties style:writing-mode="lr-tb"/>
    </style:style>
    <style:style style:name="gr26" style:family="graphic" style:parent-style-name="objectwithoutfill">
      <style:graphic-properties svg:stroke-width="0.102cm" svg:stroke-color="#000000" draw:marker-start="" draw:marker-start-width="0.36cm" draw:marker-end="" draw:marker-end-width="0.36cm" draw:fill="solid" draw:textarea-vertical-align="middle" fo:padding-top="0.176cm" fo:padding-bottom="0.176cm" fo:padding-left="0.301cm" fo:padding-right="0.301cm"/>
    </style:style>
    <style:style style:name="gr27" style:family="graphic" style:parent-style-name="objectwithoutfill">
      <style:graphic-properties svg:stroke-width="0.102cm" svg:stroke-color="#ff0000" draw:marker-start="Arrow" draw:marker-start-width="0.36cm" draw:marker-end="" draw:marker-end-width="0.36cm" draw:fill="solid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29" style:family="graphic" style:parent-style-name="standard">
      <style:graphic-properties svg:stroke-width="0.102cm" svg:stroke-color="#000000" draw:marker-start="" draw:marker-start-width="0.203cm" draw:marker-end="" draw:marker-end-width="0.203cm" draw:textarea-vertical-align="middle" fo:padding-top="0.176cm" fo:padding-bottom="0.176cm" fo:padding-left="0.301cm" fo:padding-right="0.301cm"/>
    </style:style>
    <style:style style:name="gr30" style:family="graphic" style:parent-style-name="objectwithoutfill">
      <style:graphic-properties svg:stroke-width="0.106cm" svg:stroke-color="#ff0000" draw:marker-start="" draw:marker-start-width="0.311cm" draw:marker-end-width="0.36cm" draw:fill="solid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  <style:paragraph-properties style:writing-mode="lr-tb"/>
    </style:style>
    <style:style style:name="gr32" style:family="graphic" style:parent-style-name="standard">
      <style:graphic-properties svg:stroke-color="#000000" draw:fill-color="#cccccc" draw:textarea-horizontal-align="justify" draw:textarea-vertical-align="middle" draw:auto-grow-height="false" fo:min-height="3.65cm" fo:min-width="4.5cm"/>
      <style:paragraph-properties style:writing-mode="lr-tb"/>
    </style:style>
    <style:style style:name="gr33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4.5cm"/>
      <style:paragraph-properties style:writing-mode="lr-tb"/>
    </style:style>
    <style:style style:name="gr34" style:family="graphic" style:parent-style-name="standard">
      <style:graphic-properties svg:stroke-width="0.106cm" svg:stroke-color="#ff0000" draw:marker-start="" draw:marker-start-width="0.21cm" draw:marker-end="" draw:marker-end-width="0.21cm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102cm" svg:stroke-color="#ff0000" draw:marker-start="Arrow_20_large" draw:marker-start-width="0.36cm" draw:marker-end="" draw:marker-end-width="0.36cm" draw:fill="solid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06cm"/>
      <style:paragraph-properties style:writing-mode="lr-tb"/>
    </style:style>
    <style:style style:name="gr37" style:family="graphic" style:parent-style-name="objectwithoutfill">
      <style:graphic-properties svg:stroke-width="0.106cm" svg:stroke-color="#000000" draw:marker-start="" draw:marker-start-width="0.311cm" draw:marker-end="" draw:marker-end-width="0.311cm" draw:fill="solid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6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3cm"/>
      <style:paragraph-properties style:writing-mode="lr-tb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14.5cm"/>
      <style:paragraph-properties style:writing-mode="lr-tb"/>
    </style:style>
    <style:style style:name="gr42" style:family="graphic" style:parent-style-name="standard">
      <style:graphic-properties svg:stroke-color="#000000" draw:fill-color="#cccccc" draw:textarea-horizontal-align="justify" draw:textarea-vertical-align="middle" draw:auto-grow-height="false" fo:min-height="4.75cm" fo:min-width="4.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gr47" style:family="graphic" style:parent-style-name="standard">
      <style:graphic-properties svg:stroke-width="0.106cm" svg:stroke-color="#808080" draw:marker-start="" draw:marker-start-width="0.21cm" draw:marker-end="" draw:marker-end-width="0.21cm" draw:textarea-vertical-align="middle" fo:padding-top="0.178cm" fo:padding-bottom="0.178cm" fo:padding-left="0.303cm" fo:padding-right="0.30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75cm" fo:min-width="4.5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54cm"/>
      <style:paragraph-properties style:writing-mode="lr-tb"/>
    </style:style>
    <style:style style:name="gr52" style:family="graphic" style:parent-style-name="objectwithoutfill">
      <style:graphic-properties svg:stroke-width="0.102cm" svg:stroke-color="#808080" draw:marker-start="Arrow" draw:marker-start-width="0.36cm" draw:marker-end="Arrow" draw:marker-end-width="0.36cm" draw:fill="solid" draw:textarea-vertical-align="middle" fo:padding-top="0.176cm" fo:padding-bottom="0.176cm" fo:padding-left="0.301cm" fo:padding-right="0.30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27cm"/>
      <style:paragraph-properties style:writing-mode="lr-tb"/>
    </style:style>
    <style:style style:name="gr54" style:family="graphic" style:parent-style-name="standard">
      <style:graphic-properties svg:stroke-width="0.106cm" svg:stroke-color="#808080" draw:marker-start="Arrow_20_large" draw:marker-start-width="0.36cm" draw:marker-end="" draw:marker-end-width="0.36cm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3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8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71cm"/>
      <style:paragraph-properties style:writing-mode="lr-tb"/>
    </style:style>
    <style:style style:name="gr58" style:family="graphic" style:parent-style-name="standard">
      <style:graphic-properties svg:stroke-color="#000000" draw:fill-color="#cccccc" draw:textarea-horizontal-align="justify" draw:textarea-vertical-align="middle" draw:auto-grow-height="false" fo:min-height="6.75cm" fo:min-width="4.5cm"/>
      <style:paragraph-properties style:writing-mode="lr-tb"/>
    </style:style>
    <style:style style:name="gr59" style:family="graphic" style:parent-style-name="standard">
      <style:graphic-properties svg:stroke-color="#000000" draw:fill-color="#cccccc" draw:textarea-horizontal-align="justify" draw:textarea-vertical-align="middle" draw:auto-grow-height="false" fo:min-height="3.75cm" fo:min-width="4.5cm"/>
      <style:paragraph-properties style:writing-mode="lr-tb"/>
    </style:style>
    <style:style style:name="gr60" style:family="graphic" style:parent-style-name="standard">
      <style:graphic-properties svg:stroke-color="#000000" draw:fill-color="#dddddd" draw:textarea-horizontal-align="justify" draw:textarea-vertical-align="middle" draw:auto-grow-height="false" fo:min-height="5.95cm" fo:min-width="19.692cm"/>
      <style:paragraph-properties style:writing-mode="lr-tb"/>
    </style:style>
    <style:style style:name="gr61" style:family="graphic" style:parent-style-name="standard">
      <style:graphic-properties svg:stroke-color="#000000" draw:fill-color="#cccccc" draw:textarea-horizontal-align="justify" draw:textarea-vertical-align="middle" draw:auto-grow-height="false" fo:min-height="1.75cm" fo:min-width="19.492cm"/>
      <style:paragraph-properties style:writing-mode="lr-tb"/>
    </style:style>
    <style:style style:name="gr62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6.5cm"/>
      <style:paragraph-properties style:writing-mode="lr-tb"/>
    </style:style>
    <style:style style:name="gr63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5.5cm"/>
      <style:paragraph-properties style:writing-mode="lr-tb"/>
    </style:style>
    <style:style style:name="gr64" style:family="graphic" style:parent-style-name="standard">
      <style:graphic-properties svg:stroke-width="0.159cm" svg:stroke-color="#ff0000" draw:marker-start="" draw:marker-start-width="0.445cm" draw:marker-end="Arrow_20_large" draw:marker-end-width="0.445cm" draw:textarea-vertical-align="middle" fo:padding-top="0.204cm" fo:padding-bottom="0.204cm" fo:padding-left="0.329cm" fo:padding-right="0.329cm"/>
    </style:style>
    <style:style style:name="gr65" style:family="graphic" style:parent-style-name="standard">
      <style:graphic-properties draw:stroke="dash" draw:stroke-dash="Double_20_Dash" svg:stroke-width="0.102cm" svg:stroke-color="#ff0000" draw:marker-start="" draw:marker-start-width="0.36cm" draw:marker-end="Arrow_20_large" draw:marker-end-width="0.36cm" draw:textarea-vertical-align="middle" fo:padding-top="0.176cm" fo:padding-bottom="0.176cm" fo:padding-left="0.301cm" fo:padding-right="0.301cm"/>
    </style:style>
    <style:style style:name="gr66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8.435cm"/>
      <style:paragraph-properties style:writing-mode="lr-tb"/>
    </style:style>
    <style:style style:name="gr67" style:family="graphic" style:parent-style-name="standard">
      <style:graphic-properties svg:stroke-color="#000000" draw:fill-color="#cccccc" draw:textarea-horizontal-align="justify" draw:textarea-vertical-align="middle" draw:auto-grow-height="false" fo:min-height="3.75cm" fo:min-width="5.5cm"/>
      <style:paragraph-properties style:writing-mode="lr-tb"/>
    </style:style>
    <style:style style:name="gr68" style:family="graphic" style:parent-style-name="standard">
      <style:graphic-properties svg:stroke-width="0.102cm" svg:stroke-color="#666666" draw:marker-start="" draw:marker-start-width="0.36cm" draw:marker-end="Arrow_20_large" draw:marker-end-width="0.36cm" draw:textarea-vertical-align="middle" fo:padding-top="0.176cm" fo:padding-bottom="0.176cm" fo:padding-left="0.301cm" fo:padding-right="0.301cm"/>
    </style:style>
    <style:style style:name="gr69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5.188cm"/>
      <style:paragraph-properties style:writing-mode="lr-tb"/>
    </style:style>
    <style:style style:name="gr70" style:family="graphic" style:parent-style-name="standard">
      <style:graphic-properties svg:stroke-width="0.106cm" svg:stroke-color="#808080" draw:marker-start="" draw:marker-start-width="0.36cm" draw:marker-end="Arrow_20_large" draw:marker-end-width="0.36cm" draw:textarea-vertical-align="middle" fo:padding-top="0.178cm" fo:padding-bottom="0.178cm" fo:padding-left="0.303cm" fo:padding-right="0.303cm"/>
    </style:style>
    <style:style style:name="gr71" style:family="graphic" style:parent-style-name="standard">
      <style:graphic-properties svg:stroke-color="#000000" draw:fill-color="#cccccc" draw:textarea-horizontal-align="justify" draw:textarea-vertical-align="middle" draw:auto-grow-height="false" fo:min-height="3.75cm" fo:min-width="3.5cm"/>
      <style:paragraph-properties style:writing-mode="lr-tb"/>
    </style:style>
    <style:style style:name="P1" style:family="paragraph">
      <loext:graphic-properties draw:fill="solid" draw:fill-color="#afd095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cccccc"/>
      <style:paragraph-properties fo:text-align="center" style:writing-mode="lr-tb"/>
    </style:style>
    <style:style style:name="P5" style:family="paragraph">
      <loext:graphic-properties draw:fill-color="#dddddd"/>
      <style:paragraph-properties fo:text-align="center" style:writing-mode="lr-tb"/>
    </style:style>
    <style:style style:name="P6" style:family="paragraph">
      <loext:graphic-properties draw:fill="solid" draw:fill-color="#ffaa95"/>
      <style:paragraph-properties fo:text-align="center" style:writing-mode="lr-tb"/>
    </style:style>
    <style:style style:name="P7" style:family="paragraph">
      <loext:graphic-properties draw:fill="solid" draw:fill-color="#cccccc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cccccc"/>
      <style:paragraph-properties fo:text-align="center"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ffaa95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16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ENTRAL MOTHERBOARD" draw:style-name="dp1" draw:master-page-name="Default">
        <draw:custom-shape draw:style-name="gr1" draw:text-style-name="P1" draw:layer="layout" svg:width="59cm" svg:height="68cm" svg:x="12cm" svg:y="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xml:id="id7" draw:id="id7" draw:layer="layout" svg:width="28cm" svg:height="3cm" draw:transform="rotate (1.5707963267949) translate (12cm 33cm)">
          <draw:glue-point draw:id="4" svg:x="5cm" svg:y="-4.285cm"/>
          <draw:glue-point draw:id="5" svg:x="5cm" svg:y="1.071cm"/>
          <draw:glue-point draw:id="6" svg:x="5cm" svg:y="4.047cm"/>
          <draw:glue-point draw:id="7" svg:x="5cm" svg:y="4.523cm"/>
          <draw:glue-point draw:id="8" svg:x="5cm" svg:y="2.142cm"/>
          <draw:glue-point draw:id="9" svg:x="5cm" svg:y="3.214cm"/>
          <text:p text:style-name="P2">CONNECTOR</text:p>
          <text:p text:style-name="P3"><text:span text:style-name="T1">((TE (AMP) -</text:span></text:p>
          <text:p text:style-name="P3"><text:span text:style-name="T1">5650948-5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0" draw:id="id20" draw:layer="layout" svg:width="28cm" svg:height="3cm" draw:transform="rotate (1.5707963267949) translate (12cm 71cm)">
          <draw:glue-point draw:id="4" svg:x="-5cm" svg:y="-4.33cm"/>
          <draw:glue-point draw:id="5" svg:x="-5cm" svg:y="-3.66cm"/>
          <draw:glue-point draw:id="6" svg:x="5.003cm" svg:y="2.5cm"/>
          <draw:glue-point draw:id="7" svg:x="5cm" svg:y="-2.321cm"/>
          <draw:glue-point draw:id="8" svg:x="5cm" svg:y="4.285cm"/>
          <draw:glue-point draw:id="9" svg:x="5cm" svg:y="3.571cm"/>
          <draw:glue-point draw:id="10" svg:x="5cm" svg:y="-3.928cm"/>
          <draw:glue-point draw:id="11" svg:x="5cm" svg:y="-3.571cm"/>
          <text:p text:style-name="P2">CONNECTOR <text:span text:style-name="T1">((TE (AMP) – 5650868-4)</text:span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3" draw:id="id23" draw:layer="layout" svg:width="26.2cm" svg:height="6.2cm" svg:x="36.9cm" svg:y="64.9cm">
          <draw:glue-point draw:id="4" svg:x="-0.381cm" svg:y="-5cm"/>
          <draw:glue-point draw:id="5" svg:x="-5cm" svg:y="-1.612cm"/>
          <draw:glue-point draw:id="6" svg:x="-5cm" svg:y="1.612cm"/>
          <draw:glue-point draw:id="7" svg:x="1.908cm" svg:y="-5cm"/>
          <draw:glue-point draw:id="8" svg:x="2.29cm" svg:y="-5cm"/>
          <text:p text:style-name="P2">TO SOLENOID STACK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6cm" svg:height="2cm" svg:x="37cm" svg:y="65cm">
          <text:p text:style-name="P2">CONNECTOR (TFM-115-02-L-D-A-K-TR)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6cm" svg:height="2cm" svg:x="37cm" svg:y="69cm">
          <text:p text:style-name="P2">CONNECTOR (TFM-115-02-L-D-A-K-TR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3cm" svg:x="87.006cm" svg:y="47cm">
          <text:p text:style-name="P2">POWER</text:p>
          <text:p text:style-name="P2">SUPPL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3cm" svg:x="87.006cm" svg:y="51cm">
          <text:p text:style-name="P2">CUSTOM</text:p>
          <text:p text:style-name="P2">PCB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cm" svg:height="3cm" svg:x="83cm" svg:y="47cm">
          <text:p text:style-name="P2">O.E.M.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48cm" svg:height="0.962cm" svg:x="84.952cm" svg:y="45.038cm">
          <draw:text-box>
            <text:p><text:span text:style-name="T2">LEGEND</text:span></text:p>
          </draw:text-box>
        </draw:frame>
        <draw:custom-shape draw:style-name="gr9" draw:text-style-name="P2" draw:layer="layout" svg:width="3cm" svg:height="3cm" svg:x="82.994cm" svg:y="51cm"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9cm" svg:height="10cm" svg:x="82cm" svg:y="45cm">
          <text:p/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cm" svg:y1="30cm" svg:x2="20cm" svg:y2="30cm">
          <text:p/>
        </draw:line>
        <draw:line draw:style-name="gr12" draw:text-style-name="P10" draw:layer="layout" svg:x1="15cm" svg:y1="31cm" svg:x2="20cm" svg:y2="31cm">
          <text:p/>
        </draw:line>
        <draw:frame draw:style-name="gr13" draw:text-style-name="P11" draw:layer="layout" svg:width="0.925cm" svg:height="0.962cm" svg:x="17cm" svg:y="29.038cm">
          <draw:text-box>
            <text:p><text:span text:style-name="T1">A</text:span></text:p>
          </draw:text-box>
        </draw:frame>
        <draw:frame draw:style-name="gr13" draw:text-style-name="P11" draw:layer="layout" svg:width="0.925cm" svg:height="0.962cm" svg:x="17cm" svg:y="30.038cm">
          <draw:text-box>
            <text:p><text:span text:style-name="T1">B</text:span></text:p>
          </draw:text-box>
        </draw:frame>
        <draw:frame draw:style-name="gr14" draw:text-style-name="P11" draw:layer="layout" svg:width="8.44cm" svg:height="0.962cm" svg:x="26cm" svg:y="29.6cm">
          <draw:text-box>
            <text:p><text:span text:style-name="T1">UART (TX/RX) + GPIO (x2)</text:span></text:p>
          </draw:text-box>
        </draw:frame>
        <draw:custom-shape draw:style-name="gr15" draw:text-style-name="P12" xml:id="id1" draw:id="id1" draw:layer="layout" svg:width="6cm" svg:height="4cm" svg:x="23cm" svg:y="11cm">
          <draw:glue-point draw:id="4" svg:x="-5cm" svg:y="2.5cm"/>
          <text:p text:style-name="P3"><text:span text:style-name="T1">DC/DC</text:span> (BUCK)</text:p>
          <text:p text:style-name="P3">9 – 42 VDC IN</text:p>
          <text:p text:style-name="P3"><text:span text:style-name="T2">3.3 VDC</text:span> OUT</text:p>
          <text:p text:style-name="P3">3.3 W</text:p>
          <text:p text:style-name="P3">(LMZ14201)</text:p>
          <draw:enhanced-geometry svg:viewBox="0 0 21600 21600" draw:type="rectangle" draw:enhanced-path="M 0 0 L 21600 0 21600 21600 0 21600 0 0 Z N"/>
        </draw:custom-shape>
        <draw:custom-shape draw:style-name="gr16" draw:text-style-name="P2" xml:id="id2" draw:id="id2" draw:layer="layout" svg:width="4cm" svg:height="1cm" draw:transform="rotate (1.5709708597201) translate (30cm 15cm)">
          <text:p text:style-name="P2">FILTER</text:p>
          <draw:enhanced-geometry svg:viewBox="0 0 21600 21600" draw:type="rectangle" draw:enhanced-path="M 0 0 L 21600 0 21600 21600 0 21600 0 0 Z N"/>
        </draw:custom-shape>
        <draw:connector draw:style-name="gr17" draw:text-style-name="P13" draw:layer="layout" svg:x1="29cm" svg:y1="13cm" svg:x2="30cm" svg:y2="13cm" draw:start-shape="id1" draw:start-glue-point="1" draw:end-shape="id2" draw:end-glue-point="0" svg:d="M29000 13000h1000" svg:viewBox="0 0 1001 1">
          <text:p/>
        </draw:connector>
        <draw:custom-shape draw:style-name="gr16" draw:text-style-name="P2" xml:id="id3" draw:id="id3" draw:layer="layout" svg:width="4cm" svg:height="1cm" draw:transform="rotate (1.5709708597201) translate (21.001cm 15cm)">
          <draw:glue-point draw:id="4" svg:x="4.995cm" svg:y="2.5cm"/>
          <draw:glue-point draw:id="5" svg:x="-4.995cm" svg:y="2.5cm"/>
          <text:p text:style-name="P2">FILTER</text:p>
          <draw:enhanced-geometry svg:viewBox="0 0 21600 21600" draw:type="rectangle" draw:enhanced-path="M 0 0 L 21600 0 21600 21600 0 21600 0 0 Z N"/>
        </draw:custom-shape>
        <draw:connector draw:style-name="gr17" draw:text-style-name="P13" draw:layer="layout" svg:x1="22.001cm" svg:y1="13cm" svg:x2="23cm" svg:y2="13cm" draw:start-shape="id3" draw:start-glue-point="2" svg:d="M22001 13000h999" svg:viewBox="0 0 1000 1">
          <text:p/>
        </draw:connector>
        <draw:custom-shape draw:style-name="gr15" draw:text-style-name="P12" xml:id="id5" draw:id="id5" draw:layer="layout" svg:width="6cm" svg:height="4cm" svg:x="22.999cm" svg:y="5cm">
          <draw:glue-point draw:id="4" svg:x="-4.998cm" svg:y="2.5cm"/>
          <text:p text:style-name="P3"><text:span text:style-name="T1">DC/DC</text:span> (BUCK)</text:p>
          <text:p text:style-name="P3">9 – 42 VDC IN</text:p>
          <text:p text:style-name="P3"><text:span text:style-name="T2">12 VDC</text:span> OUT</text:p>
          <text:p text:style-name="P3">36 – 54 W</text:p>
          <text:p text:style-name="P3">(LMZ14203)</text:p>
          <draw:enhanced-geometry svg:viewBox="0 0 21600 21600" draw:type="rectangle" draw:enhanced-path="M 0 0 L 21600 0 21600 21600 0 21600 0 0 Z N"/>
        </draw:custom-shape>
        <draw:custom-shape draw:style-name="gr16" draw:text-style-name="P2" xml:id="id6" draw:id="id6" draw:layer="layout" svg:width="4cm" svg:height="1cm" draw:transform="rotate (1.5709708597201) translate (30cm 9cm)">
          <text:p text:style-name="P2">FILTER</text:p>
          <draw:enhanced-geometry svg:viewBox="0 0 21600 21600" draw:type="rectangle" draw:enhanced-path="M 0 0 L 21600 0 21600 21600 0 21600 0 0 Z N"/>
        </draw:custom-shape>
        <draw:custom-shape draw:style-name="gr16" draw:text-style-name="P2" xml:id="id4" draw:id="id4" draw:layer="layout" svg:width="4cm" svg:height="1cm" draw:transform="rotate (1.5709708597201) translate (21cm 9cm)">
          <draw:glue-point draw:id="4" svg:x="5.004cm" svg:y="2.5cm"/>
          <draw:glue-point draw:id="5" svg:x="-4.985cm" svg:y="2.5cm"/>
          <text:p text:style-name="P2">FILTER</text:p>
          <draw:enhanced-geometry svg:viewBox="0 0 21600 21600" draw:type="rectangle" draw:enhanced-path="M 0 0 L 21600 0 21600 21600 0 21600 0 0 Z N"/>
        </draw:custom-shape>
        <draw:connector draw:style-name="gr17" draw:text-style-name="P13" draw:layer="layout" svg:x1="22cm" svg:y1="7cm" svg:x2="22.999cm" svg:y2="7cm" draw:start-shape="id4" draw:start-glue-point="2" draw:end-shape="id5" draw:end-glue-point="3" svg:d="M22000 7000h999" svg:viewBox="0 0 1000 1">
          <text:p/>
        </draw:connector>
        <draw:connector draw:style-name="gr17" draw:text-style-name="P13" draw:layer="layout" svg:x1="28.999cm" svg:y1="7cm" svg:x2="30cm" svg:y2="7cm" draw:start-shape="id5" draw:start-glue-point="1" draw:end-shape="id6" draw:end-glue-point="0" svg:d="M28999 7000h1001" svg:viewBox="0 0 1002 1">
          <text:p/>
        </draw:connector>
        <draw:connector draw:style-name="gr17" draw:text-style-name="P13" draw:layer="layout" svg:x1="15cm" svg:y1="7.002cm" svg:x2="21cm" svg:y2="7cm" draw:start-shape="id7" draw:start-glue-point="4" draw:end-shape="id4" draw:end-glue-point="0" svg:d="M15000 7002h2999v-2h3001" svg:viewBox="0 0 6001 3">
          <text:p/>
        </draw:connector>
        <draw:connector draw:style-name="gr17" draw:text-style-name="P13" draw:layer="layout" draw:line-skew="-1cm" svg:x1="15cm" svg:y1="7.002cm" svg:x2="21.001cm" svg:y2="13cm" draw:start-shape="id7" draw:start-glue-point="4" draw:end-shape="id3" draw:end-glue-point="0" svg:d="M15000 7002h2000v5998h4001" svg:viewBox="0 0 6002 5999">
          <text:p/>
        </draw:connector>
        <draw:connector draw:style-name="gr18" draw:text-style-name="P13" draw:layer="layout" draw:line-skew="0.499cm" svg:x1="25.999cm" svg:y1="9cm" svg:x2="21.5cm" svg:y2="9cm" draw:start-shape="id5" draw:start-glue-point="2" draw:end-shape="id4" draw:end-glue-point="3" svg:d="M25999 9000v1000h-4499v-1000" svg:viewBox="0 0 4500 1001">
          <text:p/>
        </draw:connector>
        <draw:connector draw:style-name="gr18" draw:text-style-name="P13" draw:layer="layout" draw:line-skew="0.499cm" svg:x1="30.5cm" svg:y1="9cm" svg:x2="25.999cm" svg:y2="9cm" draw:start-shape="id6" draw:start-glue-point="3" draw:end-shape="id5" draw:end-glue-point="2" svg:d="M30500 9000v1000h-4501v-1000" svg:viewBox="0 0 4502 1001">
          <text:p/>
        </draw:connector>
        <draw:connector draw:style-name="gr18" draw:text-style-name="P13" draw:layer="layout" draw:line-skew="0.499cm" svg:x1="30.5cm" svg:y1="15cm" svg:x2="26cm" svg:y2="15cm" draw:start-shape="id2" draw:start-glue-point="3" draw:end-shape="id1" draw:end-glue-point="2" svg:d="M30500 15000v1000h-4500v-1000" svg:viewBox="0 0 4501 1001">
          <text:p/>
        </draw:connector>
        <draw:connector draw:style-name="gr18" draw:text-style-name="P13" draw:layer="layout" draw:line-skew="0.499cm" svg:x1="26cm" svg:y1="15cm" svg:x2="21.501cm" svg:y2="15cm" draw:start-shape="id1" draw:start-glue-point="2" draw:end-shape="id3" draw:end-glue-point="3" svg:d="M26000 15000v1000h-4499v-1000" svg:viewBox="0 0 4500 1001">
          <text:p/>
        </draw:connector>
        <draw:custom-shape draw:style-name="gr19" draw:text-style-name="P4" xml:id="id19" draw:id="id19" draw:layer="layout" svg:width="7cm" svg:height="4cm" svg:x="30cm" svg:y="40cm">
          <text:p text:style-name="P2">PRESSURE </text:p>
          <text:p text:style-name="P2">SENSOR 1</text:p>
          <text:p text:style-name="P2">(ABPDANN010KG2D3)</text:p>
          <draw:enhanced-geometry svg:viewBox="0 0 21600 21600" draw:type="rectangle" draw:enhanced-path="M 0 0 L 21600 0 21600 21600 0 21600 0 0 Z N"/>
        </draw:custom-shape>
        <draw:custom-shape draw:style-name="gr19" draw:text-style-name="P4" xml:id="id22" draw:id="id22" draw:layer="layout" svg:width="7cm" svg:height="4cm" svg:x="30cm" svg:y="52cm">
          <text:p text:style-name="P2">PRESSURE </text:p>
          <text:p text:style-name="P2">SENSOR 2</text:p>
          <text:p text:style-name="P2"><text:span text:style-name="T1">(</text:span>ABPDANN010KG2D3)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0" draw:text-style-name="P13" draw:layer="layout" svg:x1="25cm" svg:y1="30.55cm" svg:x2="42.002cm" svg:y2="19.1cm" draw:start-shape="id8" draw:start-glue-point="1" draw:end-shape="id9" draw:end-glue-point="7" svg:d="M25000 30550h17002v-11450" svg:viewBox="0 0 17003 11451">
          <text:p/>
        </draw:connector>
        <draw:frame draw:style-name="gr21" draw:text-style-name="P14" draw:layer="layout" svg:width="6cm" svg:height="1.673cm" draw:transform="rotate (1.5707963267949) translate (13.3cm 53cm)">
          <draw:text-box>
            <text:p text:style-name="P13"><text:span text:style-name="T1">TO MASS FLOW</text:span></text:p>
            <text:p text:style-name="P13"><text:span text:style-name="T1">SENSOR 2</text:span></text:p>
          </draw:text-box>
        </draw:frame>
        <draw:frame draw:style-name="gr22" draw:text-style-name="P11" draw:layer="layout" svg:width="7.694cm" svg:height="1.673cm" draw:transform="rotate (1.5707963267949) translate (13.327cm 33cm)">
          <draw:text-box>
            <text:p><text:span text:style-name="T1">TO STEPPER MOTOR</text:span></text:p>
            <text:p><text:span text:style-name="T1">CONTROLLER</text:span></text:p>
          </draw:text-box>
        </draw:frame>
        <draw:frame draw:style-name="gr23" draw:text-style-name="P14" draw:layer="layout" svg:width="7.994cm" svg:height="1.973cm" svg:x="4cm" svg:y="18cm">
          <draw:text-box>
            <text:p text:style-name="P13"><text:span text:style-name="T1">FROM PSU &amp; BATTERY</text:span></text:p>
          </draw:text-box>
        </draw:frame>
        <draw:frame draw:style-name="gr24" draw:text-style-name="P11" draw:layer="layout" svg:width="5.154cm" svg:height="0.962cm" svg:x="21cm" svg:y="37.538cm">
          <draw:text-box>
            <text:p><text:span text:style-name="T1">I2C1 (SDA/SCL)</text:span></text:p>
          </draw:text-box>
        </draw:frame>
        <draw:frame draw:style-name="gr25" draw:text-style-name="P15" draw:layer="layout" svg:width="23.188cm" svg:height="1.195cm" svg:x="1.96cm" svg:y="2.002cm">
          <draw:text-box>
            <text:p><text:span text:style-name="T3">CENTRAL CHANNEL – MOTHERBOARD</text:span></text:p>
          </draw:text-box>
        </draw:frame>
        <draw:line draw:style-name="gr26" draw:text-style-name="P10" draw:layer="layout" svg:x1="15cm" svg:y1="40cm" svg:x2="18cm" svg:y2="40cm">
          <text:p/>
        </draw:line>
        <draw:line draw:style-name="gr27" draw:text-style-name="P10" xml:id="id14" draw:id="id14" draw:layer="layout" svg:x1="15cm" svg:y1="37cm" svg:x2="17cm" svg:y2="37cm">
          <text:p/>
        </draw:line>
        <draw:frame draw:style-name="gr28" draw:text-style-name="P11" draw:layer="layout" svg:width="2.369cm" svg:height="0.962cm" svg:x="30cm" svg:y="34cm">
          <draw:text-box>
            <text:p><text:span text:style-name="T1">5 VDC</text:span></text:p>
          </draw:text-box>
        </draw:frame>
        <draw:custom-shape draw:style-name="gr15" draw:text-style-name="P6" xml:id="id10" draw:id="id10" draw:layer="layout" svg:width="6cm" svg:height="4cm" svg:x="23cm" svg:y="16.998cm">
          <draw:glue-point draw:id="4" svg:x="-5cm" svg:y="2.505cm"/>
          <text:p text:style-name="P2"><text:span text:style-name="T1">DC/DC</text:span> (BUCK)</text:p>
          <text:p text:style-name="P2">9 – 42 VDC IN</text:p>
          <text:p text:style-name="P2"><text:span text:style-name="T2">5 VDC</text:span> OUT</text:p>
          <text:p text:style-name="P2">15 W</text:p>
          <text:p text:style-name="P2">(LMZ14203)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" draw:id="id11" draw:layer="layout" svg:width="4cm" svg:height="1cm" draw:transform="rotate (1.5709708597201) translate (30cm 20.998cm)">
          <text:p text:style-name="P2">FILTER</text:p>
          <draw:enhanced-geometry svg:viewBox="0 0 21600 21600" draw:type="rectangle" draw:enhanced-path="M 0 0 L 21600 0 21600 21600 0 21600 0 0 Z N"/>
        </draw:custom-shape>
        <draw:connector draw:style-name="gr17" draw:text-style-name="P13" draw:layer="layout" svg:x1="29cm" svg:y1="18.998cm" svg:x2="30cm" svg:y2="18.998cm" draw:start-shape="id10" draw:start-glue-point="1" draw:end-shape="id11" draw:end-glue-point="0" svg:d="M29000 18998h1000" svg:viewBox="0 0 1001 1">
          <text:p/>
        </draw:connector>
        <draw:custom-shape draw:style-name="gr16" draw:text-style-name="P2" xml:id="id12" draw:id="id12" draw:layer="layout" svg:width="4cm" svg:height="1cm" draw:transform="rotate (1.5709708597201) translate (21.001cm 21cm)">
          <draw:glue-point draw:id="4" svg:x="4.995cm" svg:y="2.5cm"/>
          <draw:glue-point draw:id="5" svg:x="-4.995cm" svg:y="2.5cm"/>
          <text:p text:style-name="P2">FIL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3" draw:layer="layout" svg:x1="22.001cm" svg:y1="19cm" svg:x2="23cm" svg:y2="19cm" draw:start-shape="id12" draw:start-glue-point="2" svg:d="M22001 19000h999" svg:viewBox="0 0 1000 1">
          <text:p/>
        </draw:connector>
        <draw:connector draw:style-name="gr29" draw:text-style-name="P13" draw:layer="layout" draw:line-skew="0.499cm" svg:x1="30.5cm" svg:y1="21cm" svg:x2="26cm" svg:y2="21cm" svg:d="M30500 21000v1000h-4500v-1000" svg:viewBox="0 0 4501 1001">
          <text:p/>
        </draw:connector>
        <draw:connector draw:style-name="gr29" draw:text-style-name="P13" xml:id="id24" draw:id="id24" draw:layer="layout" draw:line-skew="0.499cm" svg:x1="26cm" svg:y1="21cm" svg:x2="21.501cm" svg:y2="21cm" svg:d="M26000 21000v1000h-4499v-1000" svg:viewBox="0 0 4500 1001">
          <text:p/>
        </draw:connector>
        <draw:connector draw:style-name="gr17" draw:text-style-name="P13" draw:layer="layout" draw:line-skew="-2cm" svg:x1="15cm" svg:y1="7.002cm" svg:x2="21.001cm" svg:y2="19cm" draw:start-shape="id7" draw:start-glue-point="4" draw:end-shape="id12" draw:end-glue-point="0" svg:d="M15000 7002h1000v11998h5001" svg:viewBox="0 0 6002 11999">
          <text:p/>
        </draw:connector>
        <draw:line draw:style-name="gr30" draw:text-style-name="P10" draw:layer="layout" svg:x1="31cm" svg:y1="18.998cm" svg:x2="36cm" svg:y2="18.998cm">
          <text:p/>
        </draw:line>
        <draw:frame draw:style-name="gr31" draw:text-style-name="P11" draw:layer="layout" svg:width="3.808cm" svg:height="0.962cm" svg:x="31.492cm" svg:y="20.036cm">
          <draw:text-box>
            <text:p>TO BOARD</text:p>
          </draw:text-box>
        </draw:frame>
        <draw:custom-shape draw:style-name="gr32" draw:text-style-name="P4" xml:id="id8" draw:id="id8" draw:layer="layout" svg:width="5cm" svg:height="3.9cm" svg:x="20cm" svg:y="28.6cm">
          <text:p text:style-name="P2">RS485</text:p>
          <text:p text:style-name="P2">TRANSCEIVER</text:p>
          <text:p text:style-name="P2"><text:span text:style-name="T1">(</text:span>SN65HVD1476)</text:p>
          <draw:enhanced-geometry svg:viewBox="0 0 21600 21600" draw:type="rectangle" draw:enhanced-path="M 0 0 L 21600 0 21600 21600 0 21600 0 0 Z N"/>
        </draw:custom-shape>
        <draw:custom-shape draw:style-name="gr33" draw:text-style-name="P4" xml:id="id13" draw:id="id13" draw:layer="layout" svg:width="5cm" svg:height="3cm" svg:x="24cm" svg:y="34cm">
          <draw:glue-point draw:id="4" svg:x="5cm" svg:y="-1.666cm"/>
          <draw:glue-point draw:id="5" svg:x="5cm" svg:y="1.666cm"/>
          <text:p text:style-name="P2">SWITCH</text:p>
          <text:p text:style-name="P2">(TPS2052)</text:p>
          <draw:enhanced-geometry svg:viewBox="0 0 21600 21600" draw:type="rectangle" draw:enhanced-path="M 0 0 L 21600 0 21600 21600 0 21600 0 0 Z N"/>
        </draw:custom-shape>
        <draw:connector draw:style-name="gr34" draw:text-style-name="P13" draw:layer="layout" svg:x1="24cm" svg:y1="35.5cm" svg:x2="17cm" svg:y2="37cm" draw:start-shape="id13" draw:start-glue-point="3" draw:end-shape="id14" svg:d="M24000 35500h-3475v1500h-3525" svg:viewBox="0 0 7001 1501">
          <text:p/>
        </draw:connector>
        <draw:custom-shape draw:style-name="gr16" draw:text-style-name="P2" xml:id="id18" draw:id="id18" draw:layer="layout" svg:width="4cm" svg:height="1cm" draw:transform="rotate (1.5709708597201) translate (18.001cm 40.5cm)">
          <text:p text:style-name="P2">FILTER</text:p>
          <draw:enhanced-geometry svg:viewBox="0 0 21600 21600" draw:type="rectangle" draw:enhanced-path="M 0 0 L 21600 0 21600 21600 0 21600 0 0 Z N"/>
        </draw:custom-shape>
        <draw:line draw:style-name="gr35" draw:text-style-name="P10" draw:layer="layout" svg:x1="29cm" svg:y1="35cm" svg:x2="33cm" svg:y2="35cm">
          <text:p/>
        </draw:line>
        <draw:frame draw:style-name="gr36" draw:text-style-name="P11" draw:layer="layout" svg:width="10.006cm" svg:height="0.962cm" svg:x="30cm" svg:y="35.038cm">
          <draw:text-box>
            <text:p><text:span text:style-name="T1">GPIO (EN (x2)/OC_STATUS (x2))</text:span></text:p>
          </draw:text-box>
        </draw:frame>
        <draw:line draw:style-name="gr26" draw:text-style-name="P10" draw:layer="layout" svg:x1="15cm" svg:y1="52cm" svg:x2="18cm" svg:y2="52cm">
          <text:p/>
        </draw:line>
        <draw:line draw:style-name="gr27" draw:text-style-name="P10" xml:id="id16" draw:id="id16" draw:layer="layout" svg:x1="15cm" svg:y1="49cm" svg:x2="17cm" svg:y2="49cm">
          <text:p/>
        </draw:line>
        <draw:connector draw:style-name="gr34" draw:text-style-name="P13" draw:layer="layout" svg:x1="24cm" svg:y1="47.5cm" svg:x2="17cm" svg:y2="49cm" draw:start-shape="id15" draw:start-glue-point="3" draw:end-shape="id16" svg:d="M24000 47500h-3475v1500h-3525" svg:viewBox="0 0 7001 1501">
          <text:p/>
        </draw:connector>
        <draw:custom-shape draw:style-name="gr16" draw:text-style-name="P2" xml:id="id21" draw:id="id21" draw:layer="layout" svg:width="4cm" svg:height="1cm" draw:transform="rotate (1.5709708597201) translate (18.001cm 52.5cm)">
          <text:p text:style-name="P2">FILTER</text:p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2.369cm" svg:height="0.962cm" svg:x="30cm" svg:y="46cm">
          <draw:text-box>
            <text:p><text:span text:style-name="T1">5 VDC</text:span></text:p>
          </draw:text-box>
        </draw:frame>
        <draw:line draw:style-name="gr35" draw:text-style-name="P10" draw:layer="layout" svg:x1="29cm" svg:y1="47cm" svg:x2="33cm" svg:y2="47cm">
          <text:p/>
        </draw:line>
        <draw:line draw:style-name="gr37" draw:text-style-name="P10" draw:layer="layout" svg:x1="36cm" svg:y1="21.998cm" svg:x2="30.5cm" svg:y2="21.998cm">
          <text:p/>
        </draw:line>
        <draw:frame draw:style-name="gr38" draw:text-style-name="P11" draw:layer="layout" svg:width="2.898cm" svg:height="0.962cm" svg:x="59.1cm" svg:y="27.038cm">
          <draw:text-box>
            <text:p><text:span text:style-name="T1">VBUS</text:span></text:p>
          </draw:text-box>
        </draw:frame>
        <draw:line draw:style-name="gr26" draw:text-style-name="P10" draw:layer="layout" svg:x1="65cm" svg:y1="38.962cm" svg:x2="68cm" svg:y2="38.962cm">
          <text:p/>
        </draw:line>
        <draw:custom-shape draw:style-name="gr16" draw:text-style-name="P2" xml:id="id28" draw:id="id28" draw:layer="layout" svg:width="4cm" svg:height="1cm" draw:transform="rotate (1.5709708597201) translate (64.006cm 39.462cm)">
          <draw:glue-point draw:id="4" svg:x="4.945cm" svg:y="-3.655cm"/>
          <draw:glue-point draw:id="5" svg:x="-5.014cm" svg:y="-3.75cm"/>
          <draw:glue-point draw:id="6" svg:x="-5.014cm" svg:y="3.75cm"/>
          <draw:glue-point draw:id="7" svg:x="1.948cm" svg:y="-3.655cm"/>
          <draw:glue-point draw:id="8" svg:x="4.945cm" svg:y="0.095cm"/>
          <text:p text:style-name="P2">FILTER</text:p>
          <draw:enhanced-geometry svg:viewBox="0 0 21600 21600" draw:type="rectangle" draw:enhanced-path="M 0 0 L 21600 0 21600 21600 0 21600 0 0 Z N"/>
        </draw:custom-shape>
        <draw:frame draw:style-name="gr38" draw:text-style-name="P11" draw:layer="layout" svg:width="2.898cm" svg:height="0.962cm" svg:x="59cm" svg:y="28.5cm">
          <draw:text-box>
            <text:p><text:span text:style-name="T1">D- + D+</text:span></text:p>
          </draw:text-box>
        </draw:frame>
        <draw:frame draw:style-name="gr39" draw:text-style-name="P11" draw:layer="layout" svg:width="8.567cm" svg:height="1.673cm" svg:x="71cm" svg:y="39.7cm">
          <draw:text-box>
            <text:p><text:span text:style-name="T1">TO </text:span></text:p>
            <text:p><text:span text:style-name="T1">HARNESS</text:span></text:p>
          </draw:text-box>
        </draw:frame>
        <draw:frame draw:style-name="gr40" draw:text-style-name="P11" draw:layer="layout" svg:width="5.303cm" svg:height="0.962cm" svg:x="51.997cm" svg:y="45.962cm">
          <draw:text-box>
            <text:p><text:span text:style-name="T1">RESET + BOOT </text:span></text:p>
          </draw:text-box>
        </draw:frame>
        <draw:custom-shape draw:style-name="gr41" draw:text-style-name="P4" xml:id="id26" draw:id="id26" draw:layer="layout" svg:width="15cm" svg:height="3cm" draw:transform="rotate (1.5707963267949) translate (68cm 48cm)">
          <draw:glue-point draw:id="4" svg:x="-5cm" svg:y="-1cm"/>
          <draw:glue-point draw:id="5" svg:x="-5cm" svg:y="-3cm"/>
          <draw:glue-point draw:id="6" svg:x="-5cm" svg:y="-2cm"/>
          <draw:glue-point draw:id="7" svg:x="-5cm" svg:y="4.333cm"/>
          <draw:glue-point draw:id="8" svg:x="-5cm" svg:y="4.629cm"/>
          <draw:glue-point draw:id="9" svg:x="-5cm" svg:y="0.192cm"/>
          <draw:glue-point draw:id="10" svg:x="-5cm" svg:y="-0.384cm"/>
          <draw:glue-point draw:id="11" svg:x="-5cm" svg:y="1.666cm"/>
          <text:p text:style-name="P2">CONNECTOR</text:p>
          <text:p text:style-name="P3"><text:span text:style-name="T1">((TE (AMP) -</text:span></text:p>
          <text:p text:style-name="P3"><text:span text:style-name="T1">5650868-4)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xml:id="id17" draw:id="id17" draw:layer="layout" svg:width="5cm" svg:height="5cm" svg:x="16.989cm" svg:y="58cm">
          <text:p text:style-name="P3">RS422</text:p>
          <text:p text:style-name="P3">TRANSCEIVER</text:p>
          <text:p text:style-name="P3"><text:span text:style-name="T1">(</text:span>SN65HVD1476)</text:p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5cm" svg:y1="55.962cm" svg:x2="18cm" svg:y2="55.962cm">
          <text:p/>
        </draw:line>
        <draw:frame draw:style-name="gr38" draw:text-style-name="P11" draw:layer="layout" svg:width="2.898cm" svg:height="0.962cm" svg:x="15cm" svg:y="55cm">
          <draw:text-box>
            <text:p><text:span text:style-name="T1">3.3 VDC</text:span></text:p>
          </draw:text-box>
        </draw:frame>
        <draw:line draw:style-name="gr26" draw:text-style-name="P10" draw:layer="layout" svg:x1="18cm" svg:y1="57cm" svg:x2="15cm" svg:y2="57cm">
          <text:p/>
        </draw:line>
        <draw:line draw:style-name="gr11" draw:text-style-name="P10" draw:layer="layout" svg:x1="14.989cm" svg:y1="59cm" svg:x2="16.989cm" svg:y2="59cm">
          <text:p/>
        </draw:line>
        <draw:line draw:style-name="gr12" draw:text-style-name="P10" draw:layer="layout" svg:x1="14.989cm" svg:y1="62cm" svg:x2="16.989cm" svg:y2="62cm">
          <text:p/>
        </draw:line>
        <draw:frame draw:style-name="gr43" draw:text-style-name="P11" draw:layer="layout" svg:width="1.526cm" svg:height="0.962cm" svg:x="15.263cm" svg:y="58cm">
          <draw:text-box>
            <text:p><text:span text:style-name="T1">TX-</text:span></text:p>
          </draw:text-box>
        </draw:frame>
        <draw:frame draw:style-name="gr44" draw:text-style-name="P11" draw:layer="layout" svg:width="1.755cm" svg:height="0.962cm" svg:x="15.134cm" svg:y="62.038cm">
          <draw:text-box>
            <text:p><text:span text:style-name="T1">RX+</text:span></text:p>
          </draw:text-box>
        </draw:frame>
        <draw:line draw:style-name="gr11" draw:text-style-name="P10" draw:layer="layout" svg:x1="14.989cm" svg:y1="60cm" svg:x2="16.989cm" svg:y2="60cm">
          <text:p/>
        </draw:line>
        <draw:line draw:style-name="gr12" draw:text-style-name="P10" draw:layer="layout" svg:x1="14.989cm" svg:y1="61cm" svg:x2="16.989cm" svg:y2="61cm">
          <text:p/>
        </draw:line>
        <draw:frame draw:style-name="gr45" draw:text-style-name="P11" draw:layer="layout" svg:width="1.687cm" svg:height="0.962cm" svg:x="15.189cm" svg:y="59cm">
          <draw:text-box>
            <text:p><text:span text:style-name="T1">TX+</text:span></text:p>
          </draw:text-box>
        </draw:frame>
        <draw:frame draw:style-name="gr46" draw:text-style-name="P11" draw:layer="layout" svg:width="1.594cm" svg:height="0.962cm" svg:x="15.189cm" svg:y="61cm">
          <draw:text-box>
            <text:p><text:span text:style-name="T1">RX-</text:span></text:p>
          </draw:text-box>
        </draw:frame>
        <draw:connector draw:style-name="gr47" draw:text-style-name="P13" draw:layer="layout" svg:x1="21.989cm" svg:y1="60.5cm" svg:x2="47.001cm" svg:y2="19.1cm" draw:start-shape="id17" draw:start-glue-point="1" draw:end-shape="id9" draw:end-glue-point="12" svg:d="M21989 60500h25012v-41400" svg:viewBox="0 0 25013 41401">
          <text:p/>
        </draw:connector>
        <draw:frame draw:style-name="gr14" draw:text-style-name="P11" draw:layer="layout" svg:width="8.44cm" svg:height="0.962cm" svg:x="23cm" svg:y="59.538cm">
          <draw:text-box>
            <text:p><text:span text:style-name="T1">UART (TX/RX/RTS) + GPIO</text:span></text:p>
          </draw:text-box>
        </draw:frame>
        <draw:connector draw:style-name="gr20" draw:text-style-name="P13" draw:layer="layout" svg:x1="29cm" svg:y1="35.999cm" svg:x2="43.001cm" svg:y2="19.1cm" draw:start-shape="id13" draw:start-glue-point="5" draw:end-shape="id9" draw:end-glue-point="8" svg:d="M29000 35999h14001v-16899" svg:viewBox="0 0 14002 16900">
          <text:p/>
        </draw:connector>
        <draw:connector draw:style-name="gr20" draw:text-style-name="P13" draw:layer="layout" svg:x1="19.001cm" svg:y1="38.5cm" svg:x2="44.001cm" svg:y2="19.1cm" draw:start-shape="id18" draw:start-glue-point="2" draw:end-shape="id9" draw:end-glue-point="9" svg:d="M19001 38500h25000v-19400" svg:viewBox="0 0 25001 19401">
          <text:p/>
        </draw:connector>
        <draw:connector draw:style-name="gr20" draw:text-style-name="P13" draw:layer="layout" svg:x1="14.973cm" svg:y1="38.5cm" svg:x2="18.001cm" svg:y2="38.5cm" draw:end-shape="id18" draw:end-glue-point="0" svg:d="M14973 38500h3028" svg:viewBox="0 0 3029 1">
          <text:p/>
        </draw:connector>
        <draw:connector draw:style-name="gr20" draw:text-style-name="P13" draw:layer="layout" svg:x1="19.001cm" svg:y1="38.5cm" svg:x2="33.5cm" svg:y2="40cm" draw:start-shape="id18" draw:start-glue-point="2" draw:end-shape="id19" draw:end-glue-point="0" svg:d="M19001 38500h14499v1500" svg:viewBox="0 0 14500 1501">
          <text:p/>
        </draw:connector>
        <draw:custom-shape draw:style-name="gr33" draw:text-style-name="P4" xml:id="id15" draw:id="id15" draw:layer="layout" svg:width="5cm" svg:height="3cm" svg:x="24cm" svg:y="46cm">
          <draw:glue-point draw:id="4" svg:x="5cm" svg:y="-1.666cm"/>
          <draw:glue-point draw:id="5" svg:x="5cm" svg:y="1.666cm"/>
          <text:p text:style-name="P2">SWITCH</text:p>
          <text:p text:style-name="P2">(TPS2052)</text:p>
          <draw:enhanced-geometry svg:viewBox="0 0 21600 21600" draw:type="rectangle" draw:enhanced-path="M 0 0 L 21600 0 21600 21600 0 21600 0 0 Z N"/>
        </draw:custom-shape>
        <draw:connector draw:style-name="gr20" draw:text-style-name="P13" draw:layer="layout" svg:x1="29cm" svg:y1="47.999cm" svg:x2="45.002cm" svg:y2="19.1cm" draw:start-shape="id15" draw:start-glue-point="5" draw:end-shape="id9" draw:end-glue-point="10" svg:d="M29000 47999h16002v-28899" svg:viewBox="0 0 16003 28900">
          <text:p/>
        </draw:connector>
        <draw:frame draw:style-name="gr36" draw:text-style-name="P11" draw:layer="layout" svg:width="10.006cm" svg:height="0.962cm" svg:x="30cm" svg:y="47.038cm">
          <draw:text-box>
            <text:p><text:span text:style-name="T1">GPIO (EN (x2)/OC_STATUS (x2))</text:span></text:p>
          </draw:text-box>
        </draw:frame>
        <draw:connector draw:style-name="gr20" draw:text-style-name="P13" draw:layer="layout" svg:x1="15cm" svg:y1="50.502cm" svg:x2="18.001cm" svg:y2="50.5cm" draw:start-shape="id20" draw:start-glue-point="7" draw:end-shape="id21" draw:end-glue-point="0" svg:d="M15000 50502h1500v-2h1501" svg:viewBox="0 0 3002 3">
          <text:p/>
        </draw:connector>
        <draw:connector draw:style-name="gr20" draw:text-style-name="P13" draw:layer="layout" svg:x1="19.001cm" svg:y1="50.5cm" svg:x2="33.5cm" svg:y2="52cm" draw:start-shape="id21" draw:start-glue-point="2" draw:end-shape="id22" draw:end-glue-point="0" svg:d="M19001 50500h14499v1500" svg:viewBox="0 0 14500 1501">
          <text:p/>
        </draw:connector>
        <draw:frame draw:style-name="gr24" draw:text-style-name="P11" draw:layer="layout" svg:width="5.154cm" svg:height="0.962cm" svg:x="33.5cm" svg:y="49.5cm">
          <draw:text-box>
            <text:p><text:span text:style-name="T1">I2C2 (SDA/SCL)</text:span></text:p>
          </draw:text-box>
        </draw:frame>
        <draw:connector draw:style-name="gr20" draw:text-style-name="P13" draw:layer="layout" draw:line-skew="14.95cm" svg:x1="33.5cm" svg:y1="52cm" svg:x2="46.002cm" svg:y2="19.1cm" draw:start-shape="id22" draw:start-glue-point="0" draw:end-shape="id9" draw:end-glue-point="11" svg:d="M33500 52000v-1500h12502v-31400" svg:viewBox="0 0 12503 32901">
          <text:p/>
        </draw:connector>
        <draw:connector draw:style-name="gr20" draw:text-style-name="P13" draw:layer="layout" svg:x1="49.002cm" svg:y1="64.9cm" svg:x2="49.002cm" svg:y2="19.1cm" draw:start-shape="id23" draw:start-glue-point="4" draw:end-shape="id9" draw:end-glue-point="17" svg:d="M49002 64900v-45800" svg:viewBox="0 0 1 45801">
          <text:p/>
        </draw:connector>
        <draw:line draw:style-name="gr30" draw:text-style-name="P10" draw:layer="layout" svg:x1="31cm" svg:y1="13cm" svg:x2="36cm" svg:y2="13cm">
          <text:p/>
        </draw:line>
        <draw:line draw:style-name="gr30" draw:text-style-name="P10" draw:layer="layout" svg:x1="31cm" svg:y1="7cm" svg:x2="36cm" svg:y2="7cm">
          <text:p/>
        </draw:line>
        <draw:frame draw:style-name="gr31" draw:text-style-name="P11" draw:layer="layout" svg:width="3.808cm" svg:height="0.962cm" svg:x="32cm" svg:y="6.038cm">
          <draw:text-box>
            <text:p>12 VDC</text:p>
          </draw:text-box>
        </draw:frame>
        <draw:frame draw:style-name="gr31" draw:text-style-name="P11" draw:layer="layout" svg:width="3.808cm" svg:height="0.962cm" svg:x="31.992cm" svg:y="12.038cm">
          <draw:text-box>
            <text:p>3.3 VDC</text:p>
          </draw:text-box>
        </draw:frame>
        <draw:frame draw:style-name="gr31" draw:text-style-name="P11" draw:layer="layout" svg:width="3.808cm" svg:height="0.962cm" svg:x="32cm" svg:y="18.036cm">
          <draw:text-box>
            <text:p>5 VDC</text:p>
          </draw:text-box>
        </draw:frame>
        <draw:connector draw:style-name="gr29" draw:text-style-name="P13" draw:layer="layout" draw:line-skew="3.274cm" svg:x1="21.501cm" svg:y1="21cm" svg:x2="15cm" svg:y2="21.998cm" draw:start-shape="id24" draw:start-glue-point="3" draw:end-shape="id7" draw:end-glue-point="5" svg:d="M21501 21000h-1v998h-6500" svg:viewBox="0 0 6502 999">
          <text:p/>
        </draw:connector>
        <draw:connector draw:style-name="gr18" draw:text-style-name="P13" draw:layer="layout" draw:line-skew="0cm -2.501cm 0.499cm" svg:x1="21.5cm" svg:y1="9cm" svg:x2="21.501cm" svg:y2="15cm" draw:start-shape="id4" draw:start-glue-point="3" draw:end-shape="id3" draw:end-glue-point="3" svg:d="M21500 9000v1000h-1500v6000h1501v-1000" svg:viewBox="0 0 1502 7001">
          <text:p/>
        </draw:connector>
        <draw:connector draw:style-name="gr29" draw:text-style-name="P13" draw:layer="layout" draw:line-skew="3.764cm" svg:x1="21.501cm" svg:y1="21cm" svg:x2="20.002cm" svg:y2="16.023cm" draw:start-shape="id24" draw:start-glue-point="3" svg:d="M21501 21000v1000h-1499v-5977" svg:viewBox="0 0 1500 5978">
          <text:p/>
        </draw:connector>
        <draw:frame draw:style-name="gr48" draw:text-style-name="P11" draw:layer="layout" svg:width="4.13cm" svg:height="0.962cm" svg:x="16cm" svg:y="6.038cm">
          <draw:text-box>
            <text:p>18 – 24 VDC</text:p>
          </draw:text-box>
        </draw:frame>
        <draw:frame draw:style-name="gr49" draw:text-style-name="P11" draw:layer="layout" svg:width="5.476cm" svg:height="0.962cm" svg:x="21cm" svg:y="27cm">
          <draw:text-box>
            <text:p><text:span text:style-name="T1">GPIO(x7)</text:span></text:p>
          </draw:text-box>
        </draw:frame>
        <draw:frame draw:style-name="gr50" draw:text-style-name="P14" draw:layer="layout" svg:width="5cm" svg:height="2cm" draw:transform="rotate (1.5707963267949) translate (13cm 26cm)">
          <draw:text-box>
            <text:p text:style-name="P13"><text:span text:style-name="T1">TO BATTERY</text:span></text:p>
            <text:p text:style-name="P13"><text:span text:style-name="T1">CHARGER</text:span></text:p>
          </draw:text-box>
        </draw:frame>
        <draw:line draw:style-name="gr27" draw:text-style-name="P10" draw:layer="layout" svg:x1="15cm" svg:y1="24cm" svg:x2="19cm" svg:y2="24cm">
          <text:p/>
        </draw:line>
        <draw:connector draw:style-name="gr20" draw:text-style-name="P13" draw:layer="layout" svg:x1="15cm" svg:y1="24.997cm" svg:x2="19.001cm" svg:y2="25cm" draw:start-shape="id7" draw:start-glue-point="8" draw:end-shape="id25" draw:end-glue-point="0" svg:d="M15000 24997h2000v3h2001" svg:viewBox="0 0 4002 4">
          <text:p/>
        </draw:connector>
        <draw:custom-shape draw:style-name="gr16" draw:text-style-name="P2" xml:id="id25" draw:id="id25" draw:layer="layout" svg:width="4cm" svg:height="1cm" draw:transform="rotate (1.5709708597201) translate (19.001cm 27cm)">
          <text:p text:style-name="P2">FIL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3" draw:layer="layout" svg:x1="20.001cm" svg:y1="25cm" svg:x2="40.001cm" svg:y2="19.1cm" draw:start-shape="id25" draw:start-glue-point="2" draw:end-shape="id9" draw:end-glue-point="5" svg:d="M20001 25000h20000v-5900" svg:viewBox="0 0 20001 5901">
          <text:p/>
        </draw:connector>
        <draw:line draw:style-name="gr27" draw:text-style-name="P10" draw:layer="layout" svg:x1="20cm" svg:y1="24cm" svg:x2="24cm" svg:y2="24cm">
          <text:p/>
        </draw:line>
        <draw:frame draw:style-name="gr38" draw:text-style-name="P11" draw:layer="layout" svg:width="2.898cm" svg:height="0.962cm" svg:x="21cm" svg:y="23cm">
          <draw:text-box>
            <text:p><text:span text:style-name="T1">3.3 VDC</text:span></text:p>
          </draw:text-box>
        </draw:frame>
        <draw:frame draw:style-name="gr24" draw:text-style-name="P11" draw:layer="layout" svg:width="5.154cm" svg:height="0.962cm" svg:x="21cm" svg:y="24.038cm">
          <draw:text-box>
            <text:p><text:span text:style-name="T1">I2C3 (SDA/SCL)</text:span></text:p>
          </draw:text-box>
        </draw:frame>
        <draw:frame draw:style-name="gr51" draw:text-style-name="P11" draw:layer="layout" svg:width="13.854cm" svg:height="0.962cm" draw:transform="rotate (1.5707963267949) translate (48.038cm 64cm)">
          <draw:text-box>
            <text:p><text:span text:style-name="T1">DAC (x2) + ADC (x2) + PWM (x2) + GPIO (x11)</text:span></text:p>
          </draw:text-box>
        </draw:frame>
        <draw:frame draw:style-name="gr24" draw:text-style-name="P11" draw:layer="layout" svg:width="5.154cm" svg:height="0.962cm" draw:transform="rotate (1.5707963267949) translate (49.038cm 64cm)">
          <draw:text-box>
            <text:p><text:span text:style-name="T1">I2C1 (SDA/SCL)</text:span></text:p>
          </draw:text-box>
        </draw:frame>
        <draw:frame draw:style-name="gr24" draw:text-style-name="P11" draw:layer="layout" svg:width="5.154cm" svg:height="0.962cm" draw:transform="rotate (1.5707963267949) translate (50.038cm 63.954cm)">
          <draw:text-box>
            <text:p><text:span text:style-name="T1">I2C2 (SDA/SCL)</text:span></text:p>
          </draw:text-box>
        </draw:frame>
        <draw:line draw:style-name="gr52" draw:text-style-name="P10" draw:layer="layout" svg:x1="50cm" svg:y1="58cm" svg:x2="50cm" svg:y2="64.9cm">
          <text:p/>
        </draw:line>
        <draw:line draw:style-name="gr52" draw:text-style-name="P10" draw:layer="layout" svg:x1="51cm" svg:y1="58cm" svg:x2="51cm" svg:y2="64.9cm">
          <text:p/>
        </draw:line>
        <draw:connector draw:style-name="gr20" draw:text-style-name="P13" draw:layer="layout" svg:x1="50.998cm" svg:y1="19.1cm" svg:x2="68cm" svg:y2="46.999cm" draw:start-shape="id9" draw:start-glue-point="15" draw:end-shape="id26" draw:end-glue-point="7" svg:d="M50998 19100v27899h17002" svg:viewBox="0 0 17003 27900">
          <text:p/>
        </draw:connector>
        <draw:connector draw:style-name="gr20" draw:text-style-name="P13" draw:layer="layout" svg:x1="54.999cm" svg:y1="19.1cm" svg:x2="55cm" svg:y2="26cm" draw:start-shape="id9" draw:start-glue-point="4" draw:end-shape="id27" draw:end-glue-point="5" svg:d="M54999 19100v3450h1v3450" svg:viewBox="0 0 2 6901">
          <text:p/>
        </draw:connector>
        <draw:connector draw:style-name="gr17" draw:text-style-name="P13" draw:layer="layout" svg:x1="68cm" svg:y1="36cm" svg:x2="64.999cm" svg:y2="36cm" draw:start-shape="id26" draw:start-glue-point="5" draw:end-shape="id28" draw:end-glue-point="4" svg:d="M68000 36000h-3001" svg:viewBox="0 0 3002 1">
          <text:p/>
        </draw:connector>
        <draw:connector draw:style-name="gr17" draw:text-style-name="P13" draw:layer="layout" svg:x1="56cm" svg:y1="26cm" svg:x2="55.998cm" svg:y2="19.1cm" draw:start-shape="id27" draw:start-glue-point="4" draw:end-shape="id9" draw:end-glue-point="19" svg:d="M56000 26000v-3450h-2v-3450" svg:viewBox="0 0 3 6901">
          <text:p/>
        </draw:connector>
        <draw:connector draw:style-name="gr20" draw:text-style-name="P13" draw:layer="layout" svg:x1="64.999cm" svg:y1="37.5cm" svg:x2="68cm" svg:y2="37.5cm" draw:start-shape="id28" draw:start-glue-point="8" draw:end-shape="id26" draw:end-glue-point="6" svg:d="M64999 37500h3001" svg:viewBox="0 0 3002 1">
          <text:p/>
        </draw:connector>
        <draw:frame draw:style-name="gr53" draw:text-style-name="P14" draw:layer="layout" svg:width="7.127cm" svg:height="1.673cm" draw:transform="rotate (1.5707963267949) translate (13.3cm 69.927cm)">
          <draw:text-box>
            <text:p text:style-name="P13"><text:span text:style-name="T1">TO</text:span></text:p>
            <text:p text:style-name="P13"><text:span text:style-name="T1">SOLENOIDS</text:span></text:p>
          </draw:text-box>
        </draw:frame>
        <draw:connector draw:style-name="gr54" draw:text-style-name="P13" draw:layer="layout" svg:x1="15cm" svg:y1="66.998cm" svg:x2="36.9cm" svg:y2="67.001cm" draw:start-shape="id20" draw:start-glue-point="9" draw:end-shape="id23" draw:end-glue-point="5" svg:d="M15000 66998h10950v3h10950" svg:viewBox="0 0 21901 4">
          <text:p/>
        </draw:connector>
        <draw:connector draw:style-name="gr54" draw:text-style-name="P13" draw:layer="layout" svg:x1="15cm" svg:y1="68.998cm" svg:x2="36.9cm" svg:y2="68.999cm" draw:start-shape="id20" draw:start-glue-point="8" draw:end-shape="id23" draw:end-glue-point="6" svg:d="M15000 68998h10950v1h10950" svg:viewBox="0 0 21901 2">
          <text:p/>
        </draw:connector>
        <draw:frame draw:style-name="gr55" draw:text-style-name="P11" draw:layer="layout" svg:width="9.832cm" svg:height="0.962cm" svg:x="17.031cm" svg:y="66.038cm">
          <draw:text-box>
            <text:p><text:span text:style-name="T1">VSO SOLENOID CONTROL (x2)</text:span></text:p>
          </draw:text-box>
        </draw:frame>
        <draw:frame draw:style-name="gr56" draw:text-style-name="P11" draw:layer="layout" svg:width="18.887cm" svg:height="0.962cm" svg:x="17cm" svg:y="68.038cm">
          <draw:text-box>
            <text:p><text:span text:style-name="T1">PINCH VALVE SOLENOID CONTROL (x2) + LIMIT SWITCH (x2)</text:span></text:p>
          </draw:text-box>
        </draw:frame>
        <draw:line draw:style-name="gr37" draw:text-style-name="P10" draw:layer="layout" svg:x1="61.962cm" svg:y1="59.8cm" svg:x2="61.962cm" svg:y2="64.8cm">
          <text:p/>
        </draw:line>
        <draw:line draw:style-name="gr30" draw:text-style-name="P10" draw:layer="layout" svg:x1="57.962cm" svg:y1="59.8cm" svg:x2="57.962cm" svg:y2="64.8cm">
          <text:p/>
        </draw:line>
        <draw:frame draw:style-name="gr31" draw:text-style-name="P11" draw:layer="layout" svg:width="3.808cm" svg:height="0.962cm" draw:transform="rotate (1.5707963267949) translate (57cm 63.808cm)">
          <draw:text-box>
            <text:p>12 VDC</text:p>
          </draw:text-box>
        </draw:frame>
        <draw:line draw:style-name="gr30" draw:text-style-name="P10" draw:layer="layout" svg:x1="58.962cm" svg:y1="59.8cm" svg:x2="58.962cm" svg:y2="64.8cm">
          <text:p/>
        </draw:line>
        <draw:frame draw:style-name="gr31" draw:text-style-name="P11" draw:layer="layout" svg:width="3.808cm" svg:height="0.962cm" draw:transform="rotate (1.5707963267949) translate (58cm 63.808cm)">
          <draw:text-box>
            <text:p>5 VDC</text:p>
          </draw:text-box>
        </draw:frame>
        <draw:line draw:style-name="gr30" draw:text-style-name="P10" draw:layer="layout" svg:x1="59.962cm" svg:y1="59.8cm" svg:x2="59.962cm" svg:y2="64.8cm">
          <text:p/>
        </draw:line>
        <draw:frame draw:style-name="gr31" draw:text-style-name="P11" draw:layer="layout" svg:width="3.808cm" svg:height="0.962cm" draw:transform="rotate (1.5707963267949) translate (59cm 63.808cm)">
          <draw:text-box>
            <text:p>3.3 VDC</text:p>
          </draw:text-box>
        </draw:frame>
        <draw:line draw:style-name="gr30" draw:text-style-name="P10" draw:layer="layout" svg:x1="20cm" svg:y1="45cm" svg:x2="15cm" svg:y2="45cm">
          <text:p/>
        </draw:line>
        <draw:frame draw:style-name="gr31" draw:text-style-name="P11" draw:layer="layout" svg:width="3.808cm" svg:height="0.962cm" svg:x="15.992cm" svg:y="44.038cm">
          <draw:text-box>
            <text:p>12 VDC</text:p>
          </draw:text-box>
        </draw:frame>
        <draw:line draw:style-name="gr30" draw:text-style-name="P10" draw:layer="layout" svg:x1="20cm" svg:y1="46cm" svg:x2="15cm" svg:y2="46cm">
          <text:p/>
        </draw:line>
        <draw:frame draw:style-name="gr31" draw:text-style-name="P11" draw:layer="layout" svg:width="3.808cm" svg:height="0.962cm" svg:x="15.992cm" svg:y="45.038cm">
          <draw:text-box>
            <text:p>5 VDC</text:p>
          </draw:text-box>
        </draw:frame>
        <draw:frame draw:style-name="gr57" draw:text-style-name="P11" draw:layer="layout" svg:width="3.771cm" svg:height="1.673cm" svg:x="8.3cm" svg:y="52.727cm">
          <draw:text-box>
            <text:p><text:span text:style-name="T1">TO </text:span></text:p>
            <text:p><text:span text:style-name="T1">HARNESS</text:span></text:p>
          </draw:text-box>
        </draw:frame>
        <draw:connector draw:style-name="gr17" draw:text-style-name="P13" draw:layer="layout" svg:x1="26.5cm" svg:y1="37cm" svg:x2="30cm" svg:y2="42cm" draw:start-shape="id13" draw:start-glue-point="2" draw:end-shape="id19" draw:end-glue-point="3" svg:d="M26500 37000v5000h3500" svg:viewBox="0 0 3501 5001">
          <text:p/>
        </draw:connector>
        <draw:connector draw:style-name="gr17" draw:text-style-name="P13" draw:layer="layout" svg:x1="26.5cm" svg:y1="49cm" svg:x2="30cm" svg:y2="54cm" draw:start-shape="id15" draw:start-glue-point="2" draw:end-shape="id22" draw:end-glue-point="3" svg:d="M26500 49000v5000h3500" svg:viewBox="0 0 3501 5001">
          <text:p/>
        </draw:connector>
        <draw:custom-shape draw:style-name="gr58" draw:text-style-name="P4" xml:id="id27" draw:id="id27" draw:layer="layout" svg:width="5cm" svg:height="7cm" svg:x="53cm" svg:y="26cm">
          <draw:glue-point draw:id="4" svg:x="1cm" svg:y="-5cm"/>
          <draw:glue-point draw:id="5" svg:x="-1cm" svg:y="-5cm"/>
          <draw:glue-point draw:id="6" svg:x="5cm" svg:y="-2.142cm"/>
          <draw:glue-point draw:id="7" svg:x="1cm" svg:y="5cm"/>
          <draw:glue-point draw:id="8" svg:x="-1cm" svg:y="5cm"/>
          <text:p text:style-name="P2">USB PRIORITY</text:p>
          <text:p text:style-name="P2">SWITCH</text:p>
          <text:p text:style-name="P2">(TS3USB3031)</text:p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5cm" svg:height="4cm" draw:transform="rotate (1.5707963267949) translate (67cm 32cm)">
          <text:p text:style-name="P2">uUSB</text:p>
          <text:p text:style-name="P2">CONNECTOR</text:p>
          <text:p text:style-name="P2">(984-73-805204)</text:p>
          <draw:enhanced-geometry svg:viewBox="0 0 21600 21600" draw:type="rectangle" draw:enhanced-path="M 0 0 L 21600 0 21600 21600 0 21600 0 0 Z N"/>
        </draw:custom-shape>
        <draw:line draw:style-name="gr26" draw:text-style-name="P10" draw:layer="layout" svg:x1="63.995cm" svg:y1="31cm" svg:x2="66.995cm" svg:y2="31cm">
          <text:p/>
        </draw:line>
        <draw:custom-shape draw:style-name="gr16" draw:text-style-name="P2" xml:id="id29" draw:id="id29" draw:layer="layout" svg:width="4cm" svg:height="1cm" draw:transform="rotate (1.5709708597201) translate (63.001cm 31.5cm)">
          <draw:glue-point draw:id="4" svg:x="4.945cm" svg:y="-3.75cm"/>
          <draw:glue-point draw:id="5" svg:x="-5.014cm" svg:y="-3.75cm"/>
          <draw:glue-point draw:id="6" svg:x="-5.014cm" svg:y="3.75cm"/>
          <text:p text:style-name="P2">FILTER</text:p>
          <draw:enhanced-geometry svg:viewBox="0 0 21600 21600" draw:type="rectangle" draw:enhanced-path="M 0 0 L 21600 0 21600 21600 0 21600 0 0 Z N"/>
        </draw:custom-shape>
        <draw:connector draw:style-name="gr17" draw:text-style-name="P13" draw:layer="layout" svg:x1="66.995cm" svg:y1="28.001cm" svg:x2="63.994cm" svg:y2="28cm" draw:end-shape="id29" draw:end-glue-point="4" svg:d="M66995 28001h-1247v-1h-1754" svg:viewBox="0 0 3002 2">
          <text:p/>
        </draw:connector>
        <draw:connector draw:style-name="gr20" draw:text-style-name="P13" draw:layer="layout" svg:x1="64.001cm" svg:y1="29.5cm" svg:x2="66.995cm" svg:y2="29.499cm" draw:start-shape="id29" draw:start-glue-point="2" svg:d="M64001 29500h1747v-1h1247" svg:viewBox="0 0 2995 2">
          <text:p/>
        </draw:connector>
        <draw:connector draw:style-name="gr17" draw:text-style-name="P13" draw:layer="layout" svg:x1="63cm" svg:y1="28cm" svg:x2="58cm" svg:y2="28.001cm" draw:start-shape="id29" draw:start-glue-point="5" draw:end-shape="id27" draw:end-glue-point="6" svg:d="M63000 28000h-2500v1h-2500" svg:viewBox="0 0 5001 2">
          <text:p/>
        </draw:connector>
        <draw:connector draw:style-name="gr20" draw:text-style-name="P13" draw:layer="layout" svg:x1="58cm" svg:y1="29.5cm" svg:x2="63.001cm" svg:y2="29.5cm" draw:start-shape="id27" draw:start-glue-point="1" draw:end-shape="id29" draw:end-glue-point="0" svg:d="M58000 29500h5001" svg:viewBox="0 0 5002 1">
          <text:p/>
        </draw:connector>
        <draw:connector draw:style-name="gr17" draw:text-style-name="P13" draw:layer="layout" svg:x1="64.005cm" svg:y1="35.962cm" svg:x2="56cm" svg:y2="33cm" draw:start-shape="id28" draw:start-glue-point="5" draw:end-shape="id27" draw:end-glue-point="7" svg:d="M64005 35962h-8005v-2962" svg:viewBox="0 0 8006 2963">
          <text:p/>
        </draw:connector>
        <draw:connector draw:style-name="gr20" draw:text-style-name="P13" draw:layer="layout" svg:x1="55cm" svg:y1="33cm" svg:x2="64.006cm" svg:y2="37.462cm" draw:start-shape="id27" draw:start-glue-point="8" draw:end-shape="id28" draw:end-glue-point="0" svg:d="M55000 33000v4462h9006" svg:viewBox="0 0 9007 4463">
          <text:p/>
        </draw:connector>
        <draw:frame draw:style-name="gr38" draw:text-style-name="P11" draw:layer="layout" svg:width="2.898cm" svg:height="0.962cm" svg:x="59cm" svg:y="35cm">
          <draw:text-box>
            <text:p><text:span text:style-name="T1">VBUS</text:span></text:p>
          </draw:text-box>
        </draw:frame>
        <draw:frame draw:style-name="gr38" draw:text-style-name="P11" draw:layer="layout" svg:width="2.898cm" svg:height="0.962cm" svg:x="59cm" svg:y="36.5cm">
          <draw:text-box>
            <text:p><text:span text:style-name="T1">D- + D+</text:span></text:p>
          </draw:text-box>
        </draw:frame>
        <draw:custom-shape draw:style-name="gr60" draw:text-style-name="P5" xml:id="id9" draw:id="id9" draw:layer="layout" svg:width="20.192cm" svg:height="6.2cm" svg:x="38.908cm" svg:y="12.9cm">
          <draw:glue-point draw:id="4" svg:x="2.969cm" svg:y="5cm"/>
          <draw:glue-point draw:id="5" svg:x="-4.459cm" svg:y="5cm"/>
          <draw:glue-point draw:id="6" svg:x="-3.963cm" svg:y="5.001cm"/>
          <draw:glue-point draw:id="7" svg:x="-3.468cm" svg:y="5.001cm"/>
          <draw:glue-point draw:id="8" svg:x="-2.973cm" svg:y="5.001cm"/>
          <draw:glue-point draw:id="9" svg:x="-2.478cm" svg:y="5.001cm"/>
          <draw:glue-point draw:id="10" svg:x="-1.982cm" svg:y="5.001cm"/>
          <draw:glue-point draw:id="11" svg:x="-1.487cm" svg:y="5.001cm"/>
          <draw:glue-point draw:id="12" svg:x="-0.992cm" svg:y="5.001cm"/>
          <draw:glue-point draw:id="13" svg:x="-0.497cm" svg:y="5.001cm"/>
          <draw:glue-point draw:id="14" svg:x="0.493cm" svg:y="5.001cm"/>
          <draw:glue-point draw:id="15" svg:x="0.988cm" svg:y="5.001cm"/>
          <draw:glue-point draw:id="16" svg:x="2.474cm" svg:y="5.001cm"/>
          <draw:glue-point draw:id="17" svg:x="-0.001cm" svg:y="5.001cm"/>
          <draw:glue-point draw:id="18" svg:x="3.959cm" svg:y="5.001cm"/>
          <draw:glue-point draw:id="19" svg:x="3.464cm" svg:y="5cm"/>
          <draw:glue-point draw:id="20" svg:x="1.979cm" svg:y="5cm"/>
          <draw:glue-point draw:id="21" svg:x="1.483cm" svg:y="5cm"/>
          <draw:glue-point draw:id="22" svg:x="4.455cm" svg:y="5cm"/>
          <text:p text:style-name="P2">TO MCU STACKER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9.992cm" svg:height="2cm" svg:x="39.008cm" svg:y="13cm">
          <text:p text:style-name="P2">CONNECTOR (TFM-120-02-S-D-A-K-TR)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9.992cm" svg:height="2cm" svg:x="39.008cm" svg:y="17cm">
          <text:p text:style-name="P2">CONNECTOR (TFM-120-02-S-D-A-K-TR)</text:p>
          <draw:enhanced-geometry svg:viewBox="0 0 21600 21600" draw:type="rectangle" draw:enhanced-path="M 0 0 L 21600 0 21600 21600 0 21600 0 0 Z N"/>
        </draw:custom-shape>
        <draw:line draw:style-name="gr30" draw:text-style-name="P10" draw:layer="layout" svg:x1="36.008cm" svg:y1="15cm" svg:x2="38.908cm" svg:y2="15cm">
          <text:p/>
        </draw:line>
        <draw:frame draw:style-name="gr31" draw:text-style-name="P11" draw:layer="layout" svg:width="3.808cm" svg:height="0.962cm" svg:x="36cm" svg:y="14.038cm">
          <draw:text-box>
            <text:p>3.3 VDC</text:p>
          </draw:text-box>
        </draw:frame>
        <draw:line draw:style-name="gr37" draw:text-style-name="P10" draw:layer="layout" svg:x1="38.908cm" svg:y1="17cm" svg:x2="36.008cm" svg:y2="17cm">
          <text:p/>
        </draw:line>
        <draw:connector draw:style-name="gr20" draw:text-style-name="P13" draw:layer="layout" svg:x1="15cm" svg:y1="27.999cm" svg:x2="41.002cm" svg:y2="19.1cm" draw:start-shape="id7" draw:start-glue-point="9" draw:end-shape="id9" draw:end-glue-point="6" svg:d="M15000 27999h26002v-8899" svg:viewBox="0 0 26003 8900">
          <text:p/>
        </draw:connector>
        <draw:custom-shape draw:style-name="gr62" draw:text-style-name="P4" draw:layer="layout" svg:width="7cm" svg:height="3cm" draw:transform="rotate (1.5707963267949) translate (12cm 41.5cm)">
          <draw:glue-point draw:id="4" svg:x="-5cm" svg:y="0.71cm"/>
          <draw:glue-point draw:id="5" svg:x="-5cm" svg:y="2.14cm"/>
          <draw:glue-point draw:id="6" svg:x="-5cm" svg:y="-0.71cm"/>
          <draw:glue-point draw:id="7" svg:x="-5cm" svg:y="-2.14cm"/>
          <text:p text:style-name="P2">FLOW SENSOR 1</text:p>
          <text:p text:style-name="P2">CONNECTOR</text:p>
          <text:p text:style-name="P2"><text:span text:style-name="T1">(MOLEX - 532540470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1" draw:text-style-name="P14" draw:layer="layout" svg:width="6cm" svg:height="1.673cm" svg:x="6cm" svg:y="37.2cm">
          <draw:text-box>
            <text:p text:style-name="P13"><text:span text:style-name="T1">TO MASS FLOW</text:span></text:p>
            <text:p text:style-name="P13"><text:span text:style-name="T1">SENSOR 1</text:span></text:p>
          </draw:text-box>
        </draw:frame>
        <draw:connector draw:style-name="gr20" draw:text-style-name="P13" draw:layer="layout" draw:line-skew="1.499cm" svg:x1="15cm" svg:y1="47.002cm" svg:x2="19.001cm" svg:y2="38.5cm" draw:start-shape="id20" draw:start-glue-point="11" draw:end-shape="id18" draw:end-glue-point="2" svg:d="M15000 47002h6000v-8502h-1999" svg:viewBox="0 0 6001 8503">
          <text:p/>
        </draw:connector>
        <draw:custom-shape draw:style-name="gr63" draw:text-style-name="P4" xml:id="id30" draw:id="id30" draw:layer="layout" svg:width="6cm" svg:height="3cm" draw:transform="rotate (1.5707963267949) translate (68cm 55cm)">
          <draw:glue-point draw:id="4" svg:x="-1.66cm" svg:y="5cm"/>
          <draw:glue-point draw:id="5" svg:x="1.66cm" svg:y="5cm"/>
          <draw:glue-point draw:id="6" svg:x="-5cm" svg:y="-1.666cm"/>
          <draw:glue-point draw:id="7" svg:x="-5cm" svg:y="1.666cm"/>
          <text:p text:style-name="P2">PINCH VALVE 1</text:p>
          <text:p text:style-name="P2">CONNECTOR</text:p>
          <text:p text:style-name="P3"><text:span text:style-name="T1">(MOLEX - </text:span></text:p>
          <text:p text:style-name="P2">532540370)</text:p>
          <draw:enhanced-geometry svg:viewBox="0 0 21600 21600" draw:type="rectangle" draw:enhanced-path="M 0 0 L 21600 0 21600 21600 0 21600 0 0 Z N"/>
        </draw:custom-shape>
        <draw:connector draw:style-name="gr64" draw:text-style-name="P13" draw:layer="layout" svg:x1="63.995cm" svg:y1="51cm" svg:x2="68cm" svg:y2="50.997cm" svg:d="M63995 51000h1752v-3h2253" svg:viewBox="0 0 4006 4">
          <text:p/>
        </draw:connector>
        <draw:frame draw:style-name="gr38" draw:text-style-name="P11" draw:layer="layout" svg:width="2.898cm" svg:height="0.962cm" svg:x="64.002cm" svg:y="50.034cm">
          <draw:text-box>
            <text:p><text:span text:style-name="T1">12 VDC</text:span></text:p>
          </draw:text-box>
        </draw:frame>
        <draw:connector draw:style-name="gr65" draw:text-style-name="P13" draw:layer="layout" svg:x1="68cm" svg:y1="52.999cm" svg:x2="54.998cm" svg:y2="64.9cm" draw:start-shape="id30" draw:start-glue-point="7" draw:end-shape="id23" draw:end-glue-point="7" svg:d="M68000 52999h-13002v11901" svg:viewBox="0 0 13003 11902">
          <text:p/>
        </draw:connector>
        <draw:frame draw:style-name="gr66" draw:text-style-name="P11" draw:layer="layout" svg:width="8.935cm" svg:height="0.962cm" svg:x="56cm" svg:y="52.038cm">
          <draw:text-box>
            <text:p><text:span text:style-name="T1">PINCH_VALVE_1_CONTROL</text:span></text:p>
          </draw:text-box>
        </draw:frame>
        <draw:custom-shape draw:style-name="gr67" draw:text-style-name="P4" xml:id="id31" draw:id="id31" draw:layer="layout" svg:width="6cm" svg:height="4cm" draw:transform="rotate (1.5707963267949) translate (67cm 62cm)">
          <draw:glue-point draw:id="4" svg:x="-2.5cm" svg:y="5cm"/>
          <draw:glue-point draw:id="5" svg:x="2.5cm" svg:y="5cm"/>
          <draw:glue-point draw:id="6" svg:x="-5cm" svg:y="-1.666cm"/>
          <draw:glue-point draw:id="7" svg:x="-5cm" svg:y="-3.333cm"/>
          <text:p text:style-name="P2">OPTICAL SWITCH 1</text:p>
          <text:p text:style-name="P2">CONNECTOR</text:p>
          <text:p text:style-name="P3"><text:span text:style-name="T1">(MOLEX - </text:span></text:p>
          <text:p text:style-name="P2">532540470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8" draw:text-style-name="P13" draw:layer="layout" svg:x1="67cm" svg:y1="58.001cm" svg:x2="55.999cm" svg:y2="64.9cm" draw:start-shape="id31" draw:start-glue-point="6" draw:end-shape="id23" draw:end-glue-point="8" svg:d="M67000 58001h-11001v6899" svg:viewBox="0 0 11002 6900">
          <text:p/>
        </draw:connector>
        <draw:frame draw:style-name="gr69" draw:text-style-name="P11" draw:layer="layout" svg:width="5.688cm" svg:height="0.962cm" svg:x="56.012cm" svg:y="57cm">
          <draw:text-box>
            <text:p><text:span text:style-name="T1">LIMIT_SWITCH_1</text:span></text:p>
          </draw:text-box>
        </draw:frame>
        <draw:frame draw:style-name="gr39" draw:text-style-name="P11" draw:layer="layout" svg:width="8.567cm" svg:height="1.673cm" svg:x="71cm" svg:y="51.127cm">
          <draw:text-box>
            <text:p><text:span text:style-name="T1">TO </text:span></text:p>
            <text:p><text:span text:style-name="T1">PINCH VALVE 1</text:span></text:p>
          </draw:text-box>
        </draw:frame>
        <draw:line draw:style-name="gr30" draw:text-style-name="P10" draw:layer="layout" svg:x1="20cm" svg:y1="44cm" svg:x2="15cm" svg:y2="44cm">
          <text:p/>
        </draw:line>
        <draw:frame draw:style-name="gr48" draw:text-style-name="P11" draw:layer="layout" svg:width="4.13cm" svg:height="0.962cm" svg:x="16cm" svg:y="43.038cm">
          <draw:text-box>
            <text:p>18 – 24 VDC</text:p>
          </draw:text-box>
        </draw:frame>
        <draw:connector draw:style-name="gr64" draw:text-style-name="P13" draw:layer="layout" svg:x1="62.995cm" svg:y1="57cm" svg:x2="67cm" svg:y2="56.997cm" svg:d="M62995 57000h1752v-3h2253" svg:viewBox="0 0 4006 4">
          <text:p/>
        </draw:connector>
        <draw:frame draw:style-name="gr38" draw:text-style-name="P11" draw:layer="layout" svg:width="2.898cm" svg:height="0.962cm" svg:x="63.002cm" svg:y="56.034cm">
          <draw:text-box>
            <text:p><text:span text:style-name="T1">12 VDC</text:span></text:p>
          </draw:text-box>
        </draw:frame>
        <draw:frame draw:style-name="gr39" draw:text-style-name="P11" draw:layer="layout" svg:width="8.567cm" svg:height="1.673cm" svg:x="71.033cm" svg:y="58.127cm">
          <draw:text-box>
            <text:p><text:span text:style-name="T1">TO </text:span></text:p>
            <text:p><text:span text:style-name="T1">PM-L65 (1)</text:span></text:p>
          </draw:text-box>
        </draw:frame>
        <draw:connector draw:style-name="gr70" draw:text-style-name="P13" draw:layer="layout" svg:x1="21.999cm" svg:y1="14cm" svg:x2="23cm" svg:y2="14cm" draw:start-shape="id3" draw:start-glue-point="4" draw:end-shape="id1" draw:end-glue-point="4" svg:d="M21999 14000h1001" svg:viewBox="0 0 1002 1">
          <text:p/>
        </draw:connector>
        <draw:connector draw:style-name="gr70" draw:text-style-name="P13" draw:layer="layout" svg:x1="17.047cm" svg:y1="14.004cm" svg:x2="21.001cm" svg:y2="14cm" draw:end-shape="id3" draw:end-glue-point="5" svg:d="M17047 14004h1726v-4h2228" svg:viewBox="0 0 3955 5">
          <text:p/>
        </draw:connector>
        <draw:connector draw:style-name="gr70" draw:text-style-name="P13" draw:layer="layout" svg:x1="21.999cm" svg:y1="7.996cm" svg:x2="23cm" svg:y2="7.996cm" svg:d="M21999 7996h1001" svg:viewBox="0 0 1002 1">
          <text:p/>
        </draw:connector>
        <draw:connector draw:style-name="gr70" draw:text-style-name="P13" draw:layer="layout" svg:x1="18.029cm" svg:y1="8cm" svg:x2="21.001cm" svg:y2="7.996cm" svg:d="M18029 8000h1235v-4h1737" svg:viewBox="0 0 2973 5">
          <text:p/>
        </draw:connector>
        <draw:connector draw:style-name="gr70" draw:text-style-name="P13" draw:layer="layout" svg:x1="21.999cm" svg:y1="19.996cm" svg:x2="23cm" svg:y2="19.996cm" svg:d="M21999 19996h1001" svg:viewBox="0 0 1002 1">
          <text:p/>
        </draw:connector>
        <draw:connector draw:style-name="gr70" draw:text-style-name="P13" draw:layer="layout" svg:x1="17.028cm" svg:y1="19.995cm" svg:x2="21.001cm" svg:y2="19.996cm" svg:d="M17028 19995h1987v1h1986" svg:viewBox="0 0 3974 2">
          <text:p/>
        </draw:connector>
        <draw:frame draw:style-name="gr48" draw:text-style-name="P11" draw:layer="layout" svg:width="4.13cm" svg:height="0.962cm" svg:x="18cm" svg:y="7.038cm">
          <draw:text-box>
            <text:p>12V_EN</text:p>
          </draw:text-box>
        </draw:frame>
        <draw:frame draw:style-name="gr48" draw:text-style-name="P11" draw:layer="layout" svg:width="4.13cm" svg:height="0.962cm" svg:x="17cm" svg:y="13.038cm">
          <draw:text-box>
            <text:p>3V3_EN</text:p>
          </draw:text-box>
        </draw:frame>
        <draw:frame draw:style-name="gr48" draw:text-style-name="P11" draw:layer="layout" svg:width="4.13cm" svg:height="0.962cm" svg:x="17cm" svg:y="19.038cm">
          <draw:text-box>
            <text:p>5V_EN</text:p>
          </draw:text-box>
        </draw:frame>
        <draw:frame draw:style-name="gr48" draw:text-style-name="P11" draw:layer="layout" svg:width="4.13cm" svg:height="0.962cm" draw:transform="rotate (1.5707963267949) translate (53.038cm 23cm)">
          <draw:text-box>
            <text:p>12V_EN</text:p>
          </draw:text-box>
        </draw:frame>
        <draw:frame draw:style-name="gr48" draw:text-style-name="P11" draw:layer="layout" svg:width="4.13cm" svg:height="0.962cm" svg:x="52.57cm" svg:y="43.038cm">
          <draw:text-box>
            <text:p>3V3_EN</text:p>
          </draw:text-box>
        </draw:frame>
        <draw:frame draw:style-name="gr48" draw:text-style-name="P11" draw:layer="layout" svg:width="4.13cm" svg:height="0.962cm" draw:transform="rotate (1.5707963267949) translate (52cm 23cm)">
          <draw:text-box>
            <text:p>5V_EN</text:p>
          </draw:text-box>
        </draw:frame>
        <draw:connector draw:style-name="gr20" draw:text-style-name="P13" draw:layer="layout" svg:x1="53.999cm" svg:y1="19.1cm" svg:x2="54.005cm" svg:y2="22.99cm" svg:d="M53999 19100v1945h6v1945" svg:viewBox="0 0 7 3891">
          <text:p/>
        </draw:connector>
        <draw:connector draw:style-name="gr20" draw:text-style-name="P13" draw:layer="layout" svg:x1="52.999cm" svg:y1="19.1cm" svg:x2="53.005cm" svg:y2="23.019cm" svg:d="M52999 19100v1960h6v1959" svg:viewBox="0 0 7 3920">
          <text:p/>
        </draw:connector>
        <draw:custom-shape draw:style-name="gr71" draw:text-style-name="P4" xml:id="id32" draw:id="id32" draw:layer="layout" svg:width="4cm" svg:height="4cm" svg:x="57cm" svg:y="41cm">
          <draw:glue-point draw:id="4" svg:x="1cm" svg:y="-5cm"/>
          <draw:glue-point draw:id="5" svg:x="-1cm" svg:y="-5cm"/>
          <draw:glue-point draw:id="6" svg:x="5cm" svg:y="-2.142cm"/>
          <draw:glue-point draw:id="7" svg:x="1cm" svg:y="5cm"/>
          <draw:glue-point draw:id="8" svg:x="-1cm" svg:y="5cm"/>
          <draw:glue-point draw:id="9" svg:x="-5cm" svg:y="-2.5cm"/>
          <text:p text:style-name="P2">START-UP</text:p>
          <text:p text:style-name="P2">CONTROL</text:p>
          <draw:enhanced-geometry svg:viewBox="0 0 21600 21600" draw:type="rectangle" draw:enhanced-path="M 0 0 L 21600 0 21600 21600 0 21600 0 0 Z N"/>
        </draw:custom-shape>
        <draw:connector draw:style-name="gr54" draw:text-style-name="P13" draw:layer="layout" svg:x1="61cm" svg:y1="43cm" svg:x2="68cm" svg:y2="42.999cm" draw:start-shape="id32" draw:start-glue-point="1" draw:end-shape="id26" draw:end-glue-point="11" svg:d="M61000 43000h3500v-1h3500" svg:viewBox="0 0 7001 2">
          <text:p/>
        </draw:connector>
        <draw:frame draw:style-name="gr38" draw:text-style-name="P11" draw:layer="layout" svg:width="5.679cm" svg:height="0.962cm" svg:x="61.6cm" svg:y="42.038cm">
          <draw:text-box>
            <text:p><text:span text:style-name="T1">POWER BUTTON</text:span></text:p>
          </draw:text-box>
        </draw:frame>
        <draw:connector draw:style-name="gr54" draw:text-style-name="P13" draw:layer="layout" svg:x1="52.006cm" svg:y1="43.979cm" svg:x2="57cm" svg:y2="43.999cm" svg:d="M52006 43979h2497v20h2497" svg:viewBox="0 0 4995 21">
          <text:p/>
        </draw:connector>
        <draw:connector draw:style-name="gr20" draw:text-style-name="P13" draw:layer="layout" svg:x1="51.998cm" svg:y1="19.1cm" svg:x2="57cm" svg:y2="42cm" draw:start-shape="id9" draw:start-glue-point="21" draw:end-shape="id32" draw:end-glue-point="9" svg:d="M51998 19100v22900h5002" svg:viewBox="0 0 5003 22901">
          <text:p/>
        </draw:connector>
        <draw:frame draw:style-name="gr48" draw:text-style-name="P11" draw:layer="layout" svg:width="4.549cm" svg:height="0.962cm" svg:x="52cm" svg:y="41.038cm">
          <draw:text-box>
            <text:p>EN/MONITO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051cm" draw:marker-start-center="false" draw:marker-end="Arrow" draw:marker-end-width="0.051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-width="0.152cm" draw:marker-end-width="0.15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30T21:07:00.280000000</meta:creation-date>
    <dc:date>2020-10-22T10:59:34.916000000</dc:date>
    <meta:editing-duration>PT7H32M9S</meta:editing-duration>
    <meta:editing-cycles>80</meta:editing-cycles>
    <meta:generator>LibreOffice/7.0.1.2$Windows_X86_64 LibreOffice_project/7cbcfc562f6eb6708b5ff7d7397325de9e764452</meta:generator>
    <meta:print-date>2020-08-31T10:32:00.135000000</meta:print-date>
    <meta:document-statistic meta:object-count="203"/>
  </office:meta>
</office:document-meta>
</file>